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1"/>
    </style:style>
    <style:style style:name="P2" style:family="paragraph" style:parent-style-name="Standard">
      <style:paragraph-properties fo:margin-left="5.5in" fo:margin-right="0in" fo:margin-top="0in" fo:margin-bottom="0in" loext:contextual-spacing="false" fo:line-height="100%" fo:orphans="0" fo:widows="0" fo:text-indent="0.5in" style:auto-text-indent="false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T1" style:family="text">
      <style:text-properties style:font-name="Liberation Mono" fo:font-size="18pt" style:font-name-asian="Liberation Mono1" style:font-size-asian="18pt" style:font-name-complex="Liberation Mono1" style:font-size-complex="18pt"/>
    </style:style>
    <style:style style:name="T2" style:family="text">
      <style:text-properties style:font-name="Liberation Mono" fo:font-size="10pt" style:font-name-asian="Liberation Mono1" style:font-size-asian="10pt" style:font-name-complex="Liberation Mono1" style:font-size-complex="10pt"/>
    </style:style>
    <style:style style:name="T3" style:family="text">
      <style:text-properties fo:color="#000000" style:font-name="Liberation Mono" fo:font-size="10pt" fo:font-weight="normal" style:font-name-asian="Liberation Mono1" style:font-size-asian="10pt" style:font-weight-asian="normal" style:font-name-complex="Liberation Mono1" style:font-size-complex="10pt"/>
    </style:style>
    <style:style style:name="T4" style:family="text">
      <style:text-properties fo:color="#000000" style:font-name="Liberation Mono" fo:font-size="10pt" style:text-underline-style="solid" style:text-underline-width="auto" style:text-underline-color="font-color" fo:font-weight="normal" style:font-name-asian="Liberation Mono1" style:font-size-asian="10pt" style:font-weight-asian="normal" style:font-name-complex="Liberation Mono1" style:font-size-complex="10pt"/>
    </style:style>
    <style:style style:name="T5" style:family="text">
      <style:text-properties fo:color="#000000" style:font-name="Liberation Mono" fo:font-size="10pt" style:text-underline-style="none" fo:font-weight="normal" style:font-name-asian="Liberation Mono1" style:font-size-asian="10pt" style:font-weight-asian="normal" style:font-name-complex="Liberation Mono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lations and Normalization proofs</text:span></text:p>
      <text:p text:style-name="P2"><text:span text:style-name="T2">Group 5d</text:span></text:p>
      <text:p text:style-name="P3"/>
      <text:p text:style-name="P3"><text:span text:style-name="T3">1. </text:span><text:span text:style-name="T2">s</text:span><text:span text:style-name="T3">tudent(</text:span><text:span text:style-name="T4">sid</text:span><text:span text:style-name="T3">, sname, prog_name, batch, cpi)</text:span></text:p>
      <text:p text:style-name="P3"/>
      <text:p text:style-name="P3"><text:span text:style-name="T3">sid -&gt; (sname, prog_name batch, cpi) </text:span></text:p>
      <text:p text:style-name="P3"/>
      <text:p text:style-name="P3"><text:span text:style-name="T3">Form : BCNF</text:span></text:p>
      <text:p text:style-name="P3"/>
      <text:p text:style-name="P3"><text:span text:style-name="T3">2. </text:span><text:span text:style-name="T2">s</text:span><text:span text:style-name="T3">tudent</text:span><text:span text:style-name="T2">i</text:span><text:span text:style-name="T3">nterests(</text:span><text:span text:style-name="T4">sid(FK)</text:span><text:span text:style-name="T3">, </text:span><text:span text:style-name="T4">interest</text:span><text:span text:style-name="T3">)</text:span></text:p>
      <text:p text:style-name="P3"/>
      <text:p text:style-name="P3"><text:span text:style-name="T3">No dependencies</text:span></text:p>
      <text:p text:style-name="P3"><text:span text:style-name="T3">Form: BCNF </text:span></text:p>
      <text:p text:style-name="P3"/>
      <text:p text:style-name="P3"><text:span text:style-name="T3">3.</text:span><text:span text:style-name="T2">s</text:span><text:span text:style-name="T3">kill(</text:span><text:span text:style-name="T4">sid(FK), skills</text:span><text:span text:style-name="T3">)</text:span></text:p>
      <text:p text:style-name="P3"/>
      <text:p text:style-name="P3"><text:span text:style-name="T3">No dependencies</text:span></text:p>
      <text:p text:style-name="P3"/>
      <text:p text:style-name="P3"><text:span text:style-name="T3">Form: BCNF</text:span></text:p>
      <text:p text:style-name="P3"/>
      <text:p text:style-name="P3"><text:span text:style-name="T3">4. </text:span><text:span text:style-name="T2">p</text:span><text:span text:style-name="T3">rofessor(</text:span><text:span text:style-name="T4">prof_id</text:span><text:span text:style-name="T3">, prof_name, dept_id(FK), designation, h_index, i_index)</text:span></text:p>
      <text:p text:style-name="P3"/>
      <text:p text:style-name="P3"><text:span text:style-name="T3">prof_id -&gt; (prof_name, dept_id, designation, h_index, i_index)</text:span></text:p>
      <text:p text:style-name="P3"/>
      <text:p text:style-name="P3"><text:span text:style-name="T3">Form: BCNF</text:span></text:p>
      <text:p text:style-name="P3"><text:soft-page-break/></text:p>
      <text:p text:style-name="P3"><text:span text:style-name="T3">5.</text:span><text:span text:style-name="T2">p</text:span><text:span text:style-name="T3">rofessor</text:span><text:span text:style-name="T2">i</text:span><text:span text:style-name="T3">nterests(</text:span><text:span text:style-name="T4">pid(FK), interest</text:span><text:span text:style-name="T3">)</text:span></text:p>
      <text:p text:style-name="P3"/>
      <text:p text:style-name="P3"><text:span text:style-name="T3">No dependencies</text:span></text:p>
      <text:p text:style-name="P3"/>
      <text:p text:style-name="P3"><text:span text:style-name="T3">Form: BCNF</text:span></text:p>
      <text:p text:style-name="P3"/>
      <text:p text:style-name="P3"><text:span text:style-name="T3">6.department(</text:span><text:span text:style-name="T4">dept_id</text:span><text:span text:style-name="T3">, dept_name)</text:span></text:p>
      <text:p text:style-name="P3"/>
      <text:p text:style-name="P3"><text:span text:style-name="T3">dept_id -&gt; dept_name</text:span></text:p>
      <text:p text:style-name="P3"/>
      <text:p text:style-name="P3"><text:span text:style-name="T3">Form: BCNF</text:span></text:p>
      <text:p text:style-name="P3"><text:span text:style-name="T3"><text:s/></text:span></text:p>
      <text:p text:style-name="P3"><text:span text:style-name="T3">7.research_lab(</text:span><text:span text:style-name="T4">name,</text:span><text:span text:style-name="T3"> room_no, building_no, headed_by (FK), phd_supervisor(FK))</text:span></text:p>
      <text:p text:style-name="P3"/>
      <text:p text:style-name="P3"><text:span text:style-name="T3">name -&gt; (</text:span><text:span text:style-name="T2"> room_no, building_no,</text:span><text:span text:style-name="T3">headed_by, phd_supervisor)</text:span></text:p>
      <text:p text:style-name="P3"/>
      <text:p text:style-name="P3"><text:span text:style-name="T3">Form: BCNF</text:span></text:p>
      <text:p text:style-name="P3"/>
      <text:p text:style-name="P3"><text:span text:style-name="T3">8. </text:span><text:span text:style-name="T2">p</text:span><text:span text:style-name="T3">roject(</text:span><text:span text:style-name="T4">proj_id</text:span><text:span text:style-name="T3">, proj_name, domain, inception_date, conclusion_date, status)</text:span></text:p>
      <text:p text:style-name="P3"><text:span text:style-name="T3"><text:s text:c="5"/></text:span></text:p>
      <text:p text:style-name="P3"><text:span text:style-name="T5">proj_id</text:span><text:span text:style-name="T3"> -&gt; (proj_name,domain,inception_date,conclusion_date,status)</text:span></text:p>
      <text:p text:style-name="P3"><text:span text:style-name="T3"><text:s text:c="9"/></text:span></text:p>
      <text:p text:style-name="P3"><text:span text:style-name="T3">Form: BCNF</text:span></text:p>
      <text:p text:style-name="P3"/>
      <text:p text:style-name="P3"><text:span text:style-name="T3">9. student_works_on(</text:span><text:span text:style-name="T4">proj_id, sid</text:span><text:span text:style-name="T3">, start_date, end_date, guided_by(FK))</text:span></text:p>
      <text:p text:style-name="P3"><text:soft-page-break/></text:p>
      <text:p text:style-name="P3"><text:span text:style-name="T5">(proj_id, sid)</text:span><text:span text:style-name="T3"> -&gt; (start_date, end_date, guided_by(FK))</text:span></text:p>
      <text:p text:style-name="P3"/>
      <text:p text:style-name="P3"><text:span text:style-name="T3">Form : BCNF</text:span></text:p>
      <text:p text:style-name="P3"/>
      <text:p text:style-name="P3"><text:span text:style-name="T3">10.professor_works_on(</text:span><text:span text:style-name="T4">proj_id, prof_id</text:span><text:span text:style-name="T3">, start_date, end_date)</text:span></text:p>
      <text:p text:style-name="P3"/>
      <text:p text:style-name="P3"><text:span text:style-name="T4">(proj_id, prof_id)</text:span><text:span text:style-name="T3"> -&gt; (start_date, end_date)</text:span></text:p>
      <text:p text:style-name="P3"/>
      <text:p text:style-name="P3"><text:span text:style-name="T3">Form : BCNF</text:span></text:p>
      <text:p text:style-name="P3"/>
      <text:p text:style-name="P3"><text:span text:style-name="T3">11. </text:span><text:span text:style-name="T2">p</text:span><text:span text:style-name="T3">ublication(</text:span><text:span text:style-name="T4">doi</text:span><text:span text:style-name="T3">, publication_name, date, field, publication_type, conference_name(FK), impact_factor)</text:span></text:p>
      <text:p text:style-name="P3"/>
      <text:p text:style-name="P3"><text:span text:style-name="T5">doi -&gt; (</text:span><text:span text:style-name="T3">publication_name, date, field, publication_typeconference_name(FK), impact_factor)</text:span></text:p>
      <text:p text:style-name="P3"/>
      <text:p text:style-name="P3"><text:span text:style-name="T3">Form: BCNF</text:span></text:p>
      <text:p text:style-name="P3"/>
      <text:p text:style-name="P3"><text:span text:style-name="T3">12.</text:span><text:span text:style-name="T2">c</text:span><text:span text:style-name="T3">onference(</text:span><text:span text:style-name="T4">conference_name</text:span><text:span text:style-name="T3">, scope, city, year)</text:span></text:p>
      <text:p text:style-name="P3"/>
      <text:p text:style-name="P3"><text:span text:style-name="T5">conference_name -&gt; (</text:span><text:span text:style-name="T3">scope,city, year)</text:span></text:p>
      <text:p text:style-name="P3"/>
      <text:p text:style-name="P3"><text:span text:style-name="T3">Form: BCNF</text:span></text:p>
      <text:p text:style-name="P3"/>
      <text:p text:style-name="P3"><text:span text:style-name="T3">13. </text:span><text:span text:style-name="T2">r</text:span><text:span text:style-name="T3">esearch_contribution(</text:span><text:span text:style-name="T4">doi(FK), author_id( FK on student(sid) and professor(prof_id) ) </text:span><text:span text:style-name="T3">)</text:span></text:p>
      <text:p text:style-name="P3"/>
      <text:p text:style-name="P3"><text:span text:style-name="T3">No dependencies</text:span></text:p>
      <text:p text:style-name="P3"><text:soft-page-break/></text:p>
      <text:p text:style-name="P3"><text:span text:style-name="T3">Form: BCN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44" meta:word-count="157" meta:character-count="1507" meta:non-whitespace-character-count="1374"/>
    <meta:generator>LibreOfficeDev/5.1.0.3$Linux_X86_64 LibreOffice_project/</meta:generator>
  </office:meta>
</office:document-meta>
</file>